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CH4</text:p>
          </table:table-cell>
          <table:table-cell office:value-type="string" calcext:value-type="string">
            <text:p>Acetone</text:p>
          </table:table-cell>
          <table:table-cell office:value-type="string" calcext:value-type="string">
            <text:p>H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273066666666667" calcext:value-type="float">
            <text:p>0.273066666666667</text:p>
          </table:table-cell>
          <table:table-cell office:value-type="float" office:value="23.1321" calcext:value-type="float">
            <text:p>23.1321</text:p>
          </table:table-cell>
          <table:table-cell office:value-type="float" office:value="25.1382" calcext:value-type="float">
            <text:p>25.138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239933333333333" calcext:value-type="float">
            <text:p>0.239933333333333</text:p>
          </table:table-cell>
          <table:table-cell office:value-type="float" office:value="25.1929" calcext:value-type="float">
            <text:p>25.1929</text:p>
          </table:table-cell>
          <table:table-cell office:value-type="float" office:value="27.0373" calcext:value-type="float">
            <text:p>27.037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186433333333333" calcext:value-type="float">
            <text:p>0.186433333333333</text:p>
          </table:table-cell>
          <table:table-cell office:value-type="float" office:value="24.97635" calcext:value-type="float">
            <text:p>24.97635</text:p>
          </table:table-cell>
          <table:table-cell office:value-type="float" office:value="18.77435" calcext:value-type="float">
            <text:p>18.7743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101133333333333" calcext:value-type="float">
            <text:p>0.101133333333333</text:p>
          </table:table-cell>
          <table:table-cell office:value-type="float" office:value="20.28435" calcext:value-type="float">
            <text:p>20.28435</text:p>
          </table:table-cell>
          <table:table-cell office:value-type="float" office:value="9.32005" calcext:value-type="float">
            <text:p>9.3200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49" calcext:value-type="float">
            <text:p>0.049</text:p>
          </table:table-cell>
          <table:table-cell office:value-type="float" office:value="12.8095" calcext:value-type="float">
            <text:p>12.8095</text:p>
          </table:table-cell>
          <table:table-cell office:value-type="float" office:value="3.9256" calcext:value-type="float">
            <text:p>3.925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188" calcext:value-type="float">
            <text:p>0.0188</text:p>
          </table:table-cell>
          <table:table-cell office:value-type="float" office:value="5.30335" calcext:value-type="float">
            <text:p>5.30335</text:p>
          </table:table-cell>
          <table:table-cell office:value-type="float" office:value="1.4527" calcext:value-type="float">
            <text:p>1.452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388" calcext:value-type="float">
            <text:p>0.0388</text:p>
          </table:table-cell>
          <table:table-cell office:value-type="float" office:value="1.82725" calcext:value-type="float">
            <text:p>1.82725</text:p>
          </table:table-cell>
          <table:table-cell office:value-type="float" office:value="0.48375" calcext:value-type="float">
            <text:p>0.4837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100833333333333" calcext:value-type="float">
            <text:p>0.100833333333333</text:p>
          </table:table-cell>
          <table:table-cell office:value-type="float" office:value="0.6909" calcext:value-type="float">
            <text:p>0.6909</text:p>
          </table:table-cell>
          <table:table-cell office:value-type="float" office:value="0.10865" calcext:value-type="float">
            <text:p>0.1086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180433333333333" calcext:value-type="float">
            <text:p>0.1804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95066666666667" calcext:value-type="float">
            <text:p>0.1950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01133333333333" calcext:value-type="float">
            <text:p>0.301133333333333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0">
      <number:month number:textual="true"/>
      <number:text>-</number:text>
      <number:year/>
    </number:dat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7">
      <number:hours/>
      <number:text>:</number:text>
      <number:minutes number:style="long"/>
    </number:time-style>
    <number:date-style style:name="N151">
      <number:day/>
      <number:text>-</number:text>
      <number:month number:textual="true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53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6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15:45:58.425463147</meta:creation-date>
    <dc:date>2022-12-22T15:07:43.656763832</dc:date>
    <meta:editing-duration>PT3M33S</meta:editing-duration>
    <meta:editing-cycles>3</meta:editing-cycles>
    <meta:generator>LibreOffice/7.4.3.2$Linux_X86_64 LibreOffice_project/40$Build-2</meta:generator>
    <meta:document-statistic meta:table-count="1" meta:cell-count="47" meta:object-count="0"/>
  </office:meta>
</office:document-meta>
</file>